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Default_5f_1">
      <style:graphic-properties draw:textarea-horizontal-align="justify" draw:textarea-vertical-align="middle" draw:auto-grow-height="false" fo:min-height="0.739cm" fo:min-width="0.489cm"/>
    </style:style>
    <style:style style:name="gr2" style:family="graphic" style:parent-style-name="Default_5f_1">
      <style:graphic-properties draw:textarea-horizontal-align="justify" draw:textarea-vertical-align="middle" draw:auto-grow-height="false" fo:min-height="0.648cm" fo:min-width="0.398cm"/>
    </style:style>
    <style:style style:name="gr3" style:family="graphic" style:parent-style-name="Default_5f_1">
      <style:graphic-properties draw:textarea-horizontal-align="justify" draw:textarea-vertical-align="middle" draw:auto-grow-height="false" fo:min-height="1.368cm" fo:min-width="1.296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.397cm" svg:height="1.397cm" svg:x="3.654cm" svg:y="4.2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" draw:id="id2" draw:layer="layout" svg:width="1.27cm" svg:height="1.27cm" svg:x="8.099cm" svg:y="3.3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3" draw:id="id3" draw:layer="layout" svg:width="2.54cm" svg:height="2.286cm" svg:x="11.782cm" svg:y="3.9cm">
          <text:p text:style-name="P1">Accep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2" draw:layer="layout" draw:type="curve" svg:x1="4.353cm" svg:y1="4.281cm" svg:x2="8.285cm" svg:y2="3.578cm" draw:start-shape="id1" draw:start-glue-point="4" draw:end-shape="id2" draw:end-glue-point="5" svg:d="M4353 4281c0-469 1310-703 3932-703" svg:viewBox="0 0 3933 704">
          <text:p text:style-name="P1">.books</text:p>
        </draw:connector>
        <draw:connector draw:style-name="gr4" draw:text-style-name="P2" draw:layer="layout" draw:type="curve" draw:line-skew="0.373cm" svg:x1="9.183cm" svg:y1="3.578cm" svg:x2="12.154cm" svg:y2="4.234cm" draw:start-shape="id2" draw:start-glue-point="11" draw:end-shape="id3" draw:end-glue-point="5" svg:d="M9183 3578c0-471 2971-799 2971 656" svg:viewBox="0 0 2972 1057">
          <text:p text:style-name="P1">[-2]</text:p>
        </draw:connector>
        <draw:connector draw:style-name="gr4" draw:text-style-name="P2" draw:layer="layout" draw:type="curve" draw:line-skew="0.455cm 0.57cm" svg:x1="5.051cm" svg:y1="4.98cm" svg:x2="4.353cm" svg:y2="5.678cm" draw:start-shape="id1" draw:start-glue-point="10" draw:end-shape="id1" draw:end-glue-point="8" svg:d="M5051 4980c1434 0 1195 885 662 1461s-1360 843-1360-763" svg:viewBox="0 0 1776 1909">
          <text:p text:style-name="P1"><text:line-break/><text:span text:style-name="T1">..</text:span></text:p>
        </draw:connector>
        <draw:connector draw:style-name="gr4" draw:text-style-name="P2" draw:layer="layout" draw:type="curve" draw:line-skew="1.571cm" svg:x1="8.734cm" svg:y1="4.662cm" svg:x2="4.352cm" svg:y2="5.678cm" draw:start-shape="id2" draw:start-glue-point="8" draw:end-shape="id1" svg:d="M8734 4662c0 4632-4382 4124-4382 1016" svg:viewBox="0 0 4383 3415">
          <text:p text:style-name="P1"><text:line-break/><text:line-break/><text:line-break/><text:line-break/><text:span text:style-name="T1">..</text:span></text:p>
        </draw:connector>
        <draw:connector draw:style-name="gr4" draw:text-style-name="P2" draw:layer="layout" draw:type="curve" draw:line-skew="2.084cm" svg:x1="13.052cm" svg:y1="6.186cm" svg:x2="4.353cm" svg:y2="5.678cm" draw:start-shape="id3" draw:start-glue-point="8" draw:end-shape="id1" draw:end-glue-point="8" svg:d="M13052 6186c0 3879-8699 4133-8699-508" svg:viewBox="0 0 8700 3451">
          <text:p text:style-name="P1"><text:line-break/><text:line-break/><text:line-break/><text:span text:style-name="T1">.. <text:s text:c="2"/>(ε)</text:span></text:p>
        </draw:connector>
        <draw:connector draw:style-name="gr4" draw:text-style-name="P2" draw:layer="layout" draw:type="curve" svg:x1="1.762cm" svg:y1="1.894cm" svg:x2="3.858cm" svg:y2="4.485cm" draw:end-shape="id1" draw:end-glue-point="5" svg:d="M1762 1894c0 1414 2096 119 2096 2591" svg:viewBox="0 0 2097 2592">
          <text:p text:style-name="P1">$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14T13:08:19.399000000</meta:creation-date>
    <meta:generator>LibreOffice/5.2.3.3$Windows_x86 LibreOffice_project/d54a8868f08a7b39642414cf2c8ef2f228f780cf</meta:generator>
    <dc:date>2016-12-14T13:08:43.355000000</dc:date>
    <meta:editing-duration>PT24S</meta:editing-duration>
    <meta:editing-cycles>1</meta:editing-cycles>
    <meta:document-statistic meta:object-count="9"/>
  </office:meta>
</office:document-meta>
</file>